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1fbdf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a70d8" officeooo:paragraph-rsid="001b215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bc249" officeooo:paragraph-rsid="001bc249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ea6e1" officeooo:paragraph-rsid="001ea6e1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fbdf9" officeooo:paragraph-rsid="001fbdf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6e7" style:font-weight-asian="bold" style:font-weight-complex="bold"/>
    </style:style>
    <style:style style:name="T3" style:family="text">
      <style:text-properties officeooo:rsid="001b215c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1b215c" fo:background-color="#dddddd" loext:char-shading-value="0"/>
    </style:style>
    <style:style style:name="T6" style:family="text">
      <style:text-properties officeooo:rsid="001bc249" fo:background-color="#dddddd" loext:char-shading-value="0"/>
    </style:style>
    <style:style style:name="T7" style:family="text">
      <style:text-properties fo:background-color="#dddddd" loext:char-shading-value="0"/>
    </style:style>
    <style:style style:name="T8" style:family="text">
      <style:text-properties officeooo:rsid="001fbdf9" fo:background-color="#dddddd" loext:char-shading-value="0"/>
    </style:style>
    <style:style style:name="T9" style:family="text">
      <style:text-properties officeooo:rsid="001fbdf9" fo:background-color="#dddddd" loext:char-shading-value="0"/>
    </style:style>
    <style:style style:name="T10" style:family="text">
      <style:text-properties officeooo:rsid="001bc249"/>
    </style:style>
    <style:style style:name="T11" style:family="text">
      <style:text-properties officeooo:rsid="001cf6e7"/>
    </style:style>
    <style:style style:name="T12" style:family="text">
      <style:text-properties officeooo:rsid="001e48aa"/>
    </style:style>
    <style:style style:name="T13" style:family="text">
      <style:text-properties officeooo:rsid="001eb42d"/>
    </style:style>
    <style:style style:name="T14" style:family="text">
      <style:text-properties officeooo:rsid="001fbdf9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12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todos Especiais</text:h>
      <text:p text:style-name="P4"><text:span text:style-name="T1">Setters:</text:span> São metodos especiais utilizados para alterar valores dos atributos da classe, basicamente é usado para <text:span text:style-name="T3">definir</text:span> um valor a um atributo. <text:span text:style-name="T3">Um metodo setter é definido usando a palavra-chave </text:span><text:span text:style-name="T5">set </text:span><text:span text:style-name="T3"><text:s/>antes do nome do metodo: </text:span><text:span text:style-name="T5">set metodo(</text:span><text:span text:style-name="T6">parametro</text:span><text:span text:style-name="T5">) { <text:s/>} </text:span></text:p>
      <text:p text:style-name="P4"/>
      <text:p text:style-name="P4"><text:span text:style-name="T3">Para </text:span><text:span text:style-name="T10">alterar o valor de um metodo set digite: </text:span><text:span text:style-name="T6">objeto.metodo = ‘novo valor’</text:span></text:p>
      <text:p text:style-name="P2">_____________________________________________________________________</text:p>
      <text:p text:style-name="P5"><text:span text:style-name="T1">Getters:</text:span> São metodos especiais utilizados para obter o valor dos atributos. Um metodo getter é definido usando a palavra-chave <text:span text:style-name="T7">get </text:span><text:s/>antes do nome do metodo: <text:span text:style-name="T7">get metodo( <text:s/>) { <text:s/>} </text:span></text:p>
      <text:p text:style-name="P2"/>
      <text:p text:style-name="P5">Para mostrar o valor de um metodo get digite: <text:span text:style-name="T7">objeto.metodo </text:span></text:p>
      <text:p text:style-name="P2">_____________________________________________________________________</text:p>
      <text:p text:style-name="P3"><text:span text:style-name="T2">Static:</text:span><text:span text:style-name="T11"> </text:span><text:span text:style-name="T12">Quando uma propriedade ou metodo é estatico sign</text:span><text:span text:style-name="T16">i</text:span><text:span text:style-name="T12">ficia que será utilizado um endereço de memoria fixo em todo o sistema, todos os objetos instanciados pela classe que possui static irão utilizar exatamente o mesmo endereço de memoria </text:span><text:span text:style-name="T14">então </text:span><text:span text:style-name="T13">se um objeto alterar o valor do static, todos os outros </text:span><text:span text:style-name="T14">objetos</text:span><text:span text:style-name="T13"> irão ser alterados tambem.</text:span></text:p>
      <text:p text:style-name="P6">Em javascript os membros estaticos fazem referencia a classe e não ao objeto.</text:p>
      <text:p text:style-name="P6">Um metodo static é definido usando a palavra-chave <text:span text:style-name="T7">static </text:span><text:s/>antes do nome do metodo ou propriedade: </text:p>
      <text:p text:style-name="P6"><text:span text:style-name="T7">static propriedade = valor </text:span><text:s/>ou <text:span text:style-name="T7">static metodo( <text:s/>) { <text:s/>} </text:span></text:p>
      <text:p text:style-name="P3"/>
      <text:p text:style-name="P3"><text:span text:style-name="T14">Para acessar um metodo static digite: </text:span><text:span text:style-name="T9">classe.metodoStatic</text:span></text:p>
      <text:p text:style-name="P7">Para alterar um metodo static digite: </text:p>
      <text:p text:style-name="P7"/>
      <text:p text:style-name="P7"><text:span text:style-name="T7">classe.metodoStatic = ‘novo valor’ </text:span><text:span text:style-name="T15"><text:s/>ou </text:span><text:span text:style-name="T7">classe.metodoStatic(‘novo valor’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6:11:20.084128063</meta:creation-date>
    <dc:date>2022-12-20T07:59:24.558046384</dc:date>
    <meta:editing-duration>PT20M5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11" meta:character-count="1454" meta:non-whitespace-character-count="1241"/>
  </office:meta>
</office:document-meta>
</file>